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88cm"/>
    </style:style>
    <style:style style:name="co3" style:family="table-column">
      <style:table-column-properties fo:break-before="auto" style:column-width="3.194cm"/>
    </style:style>
    <style:style style:name="co4" style:family="table-column">
      <style:table-column-properties fo:break-before="auto" style:column-width="4.0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 style:data-style-name="N107">
      <style:table-cell-properties fo:border="0.06pt solid #000000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7">
      <style:table-cell-properties fo:background-color="transparent" fo:border="0.06pt solid #000000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7">
      <style:table-cell-properties fo:background-color="transparent" fo:border="0.06pt solid #000000"/>
    </style:style>
    <style:style style:name="ce11" style:family="table-cell" style:parent-style-name="Default" style:data-style-name="N107">
      <style:text-properties style:use-window-font-color="true" style:text-outline="false" style:text-line-through-style="none" style:text-line-through-type="none" style:font-name="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7">
      <style:table-cell-properties fo:background-color="#ffff00"/>
      <style:text-properties style:use-window-font-color="true" style:text-outline="false" style:text-line-through-style="none" style:text-line-through-type="none" style:font-name="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7">
      <style:table-cell-properties fo:border="0.06pt solid #000000"/>
    </style:style>
    <style:style style:name="ce14" style:family="table-cell" style:parent-style-name="Default" style:data-style-name="N107">
      <style:table-cell-properties fo:background-color="transparent" fo:border="0.06pt solid #000000"/>
      <style:text-properties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7" style:family="table-cell" style:parent-style-name="Default" style:data-style-name="N107">
      <style:table-cell-properties fo:border="0.06pt solid #000000"/>
      <style:text-properties fo:language="none" fo:country="none" style:font-name-asian="DejaVu Sans" style:language-asian="none" style:country-asian="none" style:font-name-complex="DejaVu Sans" style:language-complex="none" style:country-complex="none"/>
    </style:style>
    <style:style style:name="ce22" style:family="table-cell" style:parent-style-name="Default" style:data-style-name="N107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7">
      <style:table-cell-properties fo:border="0.06pt solid #000000"/>
      <style:text-properties style:use-window-font-color="true" style:text-outline="false" style:text-line-through-style="none" style:text-line-through-type="none" fo:font-size="10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none" style:country-asian="none" style:font-style-asian="normal" style:font-weight-asian="normal" style:font-name-complex="DejaVu Sans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7">
      <style:table-cell-properties fo:border="0.06pt solid #000000"/>
      <style:text-properties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19"/>
        <table:table-column table:style-name="co3" table:default-cell-style-name="ce3"/>
        <table:table-column table:style-name="co4" table:default-cell-style-name="ce3"/>
        <table:table-column table:style-name="co1" table:number-columns-repeated="2" table:default-cell-style-name="ce3"/>
        <table:table-column table:style-name="co3" table:default-cell-style-name="ce19"/>
        <table:table-column table:style-name="co4" table:default-cell-style-name="ce19"/>
        <table:table-column table:style-name="co1" table:number-columns-repeated="4" table:default-cell-style-name="ce19"/>
        <table:table-column table:style-name="co1" table:default-cell-style-name="ce22"/>
        <table:table-column table:style-name="co1" table:number-columns-repeated="2" table:default-cell-style-name="ce19"/>
        <table:table-column table:style-name="co1" table:number-columns-repeated="2" table:default-cell-style-name="ce3"/>
        <table:table-row table:style-name="ro1">
          <table:table-cell table:style-name="ce1" office:value-type="string" calcext:value-type="string" table:number-columns-spanned="1" table:number-rows-spanned="3">
            <text:p>Acc</text:p>
          </table:table-cell>
          <table:table-cell table:style-name="ce4" office:value-type="string" calcext:value-type="string" table:number-columns-spanned="8" table:number-rows-spanned="1">
            <text:p>BDB</text:p>
          </table:table-cell>
          <table:covered-table-cell table:number-columns-repeated="4"/>
          <table:covered-table-cell table:number-columns-repeated="3" table:style-name="ce3"/>
          <table:table-cell table:style-name="ce4" office:value-type="string" calcext:value-type="string" table:number-columns-spanned="8" table:number-rows-spanned="1">
            <text:p>Sans</text:p>
          </table:table-cell>
          <table:covered-table-cell table:number-columns-repeated="5" table:style-name="ce3"/>
          <table:covered-table-cell table:number-columns-repeated="2"/>
        </table:table-row>
        <table:table-row table:style-name="ro1">
          <table:covered-table-cell table:style-name="Default"/>
          <table:table-cell table:style-name="ce4" office:value-type="string" calcext:value-type="string" table:number-columns-spanned="4" table:number-rows-spanned="1">
            <text:p>Max</text:p>
          </table:table-cell>
          <table:covered-table-cell table:number-columns-repeated="3"/>
          <table:table-cell table:style-name="ce4" office:value-type="string" calcext:value-type="string" table:number-columns-spanned="4" table:number-rows-spanned="1">
            <text:p>Sans Bg</text:p>
          </table:table-cell>
          <table:covered-table-cell table:number-columns-repeated="3" table:style-name="ce3"/>
          <table:table-cell table:style-name="ce4" office:value-type="string" calcext:value-type="string" table:number-columns-spanned="4" table:number-rows-spanned="1">
            <text:p>Max</text:p>
          </table:table-cell>
          <table:covered-table-cell table:number-columns-repeated="3" table:style-name="ce3"/>
          <table:table-cell table:style-name="ce4" office:value-type="string" calcext:value-type="string" table:number-columns-spanned="4" table:number-rows-spanned="1">
            <text:p>Sans Bg</text:p>
          </table:table-cell>
          <table:covered-table-cell table:style-name="ce3"/>
          <table:covered-table-cell table:number-columns-repeated="2"/>
        </table:table-row>
        <table:table-row table:style-name="ro1">
          <table:covered-table-cell table:style-name="Default"/>
          <table:table-cell table:style-name="ce3" office:value-type="string" calcext:value-type="string">
            <text:p>Haralick</text:p>
          </table:table-cell>
          <table:table-cell office:value-type="string" calcext:value-type="string">
            <text:p>Haralick, moment </text:p>
          </table:table-cell>
          <table:table-cell office:value-type="string" calcext:value-type="string">
            <text:p>Haralick, moment ,glrlm</text:p>
          </table:table-cell>
          <table:table-cell office:value-type="string" calcext:value-type="string">
            <text:p>Haralick, moment ,mlrlm</text:p>
          </table:table-cell>
          <table:table-cell office:value-type="string" calcext:value-type="string">
            <text:p>Haralick</text:p>
          </table:table-cell>
          <table:table-cell table:style-name="ce3" office:value-type="string" calcext:value-type="string">
            <text:p>Haralick, moment </text:p>
          </table:table-cell>
          <table:table-cell table:style-name="ce3" office:value-type="string" calcext:value-type="string">
            <text:p>Haralick, moment ,glrlm</text:p>
          </table:table-cell>
          <table:table-cell table:style-name="ce3" office:value-type="string" calcext:value-type="string">
            <text:p>Haralick, moment ,mlrlm</text:p>
          </table:table-cell>
          <table:table-cell table:style-name="ce3" office:value-type="string" calcext:value-type="string">
            <text:p>Haralick</text:p>
          </table:table-cell>
          <table:table-cell table:style-name="ce3" office:value-type="string" calcext:value-type="string">
            <text:p>Haralick, moment </text:p>
          </table:table-cell>
          <table:table-cell table:style-name="ce3" office:value-type="string" calcext:value-type="string">
            <text:p>Haralick, moment ,glrlm</text:p>
          </table:table-cell>
          <table:table-cell table:style-name="ce3" office:value-type="string" calcext:value-type="string">
            <text:p>Haralick, moment ,mlrlm</text:p>
          </table:table-cell>
          <table:table-cell table:style-name="ce3" office:value-type="string" calcext:value-type="string">
            <text:p>Haralick</text:p>
          </table:table-cell>
          <table:table-cell table:style-name="ce3" office:value-type="string" calcext:value-type="string">
            <text:p>Haralick, moment </text:p>
          </table:table-cell>
          <table:table-cell office:value-type="string" calcext:value-type="string">
            <text:p>Haralick, moment ,glrlm</text:p>
          </table:table-cell>
          <table:table-cell office:value-type="string" calcext:value-type="string">
            <text:p>Haralick, moment ,mlrlm</text:p>
          </table:table-cell>
        </table:table-row>
        <table:table-row table:style-name="ro1">
          <table:table-cell office:value-type="string" calcext:value-type="string">
            <text:p>Lda auto</text:p>
          </table:table-cell>
          <table:table-cell office:value-type="float" office:value="0.725" calcext:value-type="float">
            <text:p>0,7250</text:p>
          </table:table-cell>
          <table:table-cell table:style-name="ce19" office:value-type="float" office:value="0.753731343283582" calcext:value-type="float">
            <text:p>0,7537</text:p>
          </table:table-cell>
          <table:table-cell table:style-name="ce19" office:value-type="float" office:value="0.813805970149254" calcext:value-type="float">
            <text:p>0,8138</text:p>
          </table:table-cell>
          <table:table-cell table:style-name="ce11" office:value-type="float" office:value="0.825373134328358" calcext:value-type="float">
            <text:p>0,8254</text:p>
          </table:table-cell>
          <table:table-cell table:style-name="ce13" office:value-type="float" office:value="0.650746268656716" calcext:value-type="float">
            <text:p>0,6507</text:p>
          </table:table-cell>
          <table:table-cell office:value-type="float" office:value="0.667910447761194" calcext:value-type="float">
            <text:p>0,6679</text:p>
          </table:table-cell>
          <table:table-cell office:value-type="float" office:value="0.526119402985075" calcext:value-type="float">
            <text:p>0,5261</text:p>
          </table:table-cell>
          <table:table-cell/>
          <table:table-cell office:value-type="float" office:value="0.60410447761194" calcext:value-type="float">
            <text:p>0,6041</text:p>
          </table:table-cell>
          <table:table-cell office:value-type="float" office:value="0.62910447761194" calcext:value-type="float">
            <text:p>0,6291</text:p>
          </table:table-cell>
          <table:table-cell office:value-type="float" office:value="0.663805970149254" calcext:value-type="float">
            <text:p>0,6638</text:p>
          </table:table-cell>
          <table:table-cell office:value-type="float" office:value="0.674253731343284" calcext:value-type="float">
            <text:p>0,6743</text:p>
          </table:table-cell>
          <table:table-cell office:value-type="float" office:value="0.638059701492537" calcext:value-type="float">
            <text:p>0,6381</text:p>
          </table:table-cell>
          <table:table-cell office:value-type="float" office:value="0.667537313432836" calcext:value-type="float">
            <text:p>0,6675</text:p>
          </table:table-cell>
          <table:table-cell table:style-name="ce19" office:value-type="float" office:value="0.508582089552239" calcext:value-type="float">
            <text:p>0,5086</text:p>
          </table:table-cell>
          <table:table-cell table:style-name="ce19"/>
        </table:table-row>
        <table:table-row table:style-name="ro1">
          <table:table-cell office:value-type="string" calcext:value-type="string">
            <text:p>Lda simple</text:p>
          </table:table-cell>
          <table:table-cell table:style-name="ce6" office:value-type="float" office:value="0.797388059701493" calcext:value-type="float">
            <text:p>0,7974</text:p>
          </table:table-cell>
          <table:table-cell table:style-name="ce6" office:value-type="float" office:value="0.81044776119403" calcext:value-type="float">
            <text:p>0,8104</text:p>
          </table:table-cell>
          <table:table-cell table:style-name="ce6" office:value-type="float" office:value="0.845149253731343" calcext:value-type="float">
            <text:p>0,8451</text:p>
          </table:table-cell>
          <table:table-cell table:style-name="ce15" office:value-type="float" office:value="0.854477611940298" calcext:value-type="float">
            <text:p>0,8545</text:p>
          </table:table-cell>
          <table:table-cell table:style-name="ce14" office:value-type="float" office:value="0.675" calcext:value-type="float">
            <text:p>0,6750</text:p>
          </table:table-cell>
          <table:table-cell office:value-type="float" office:value="0.636940298507463" calcext:value-type="float">
            <text:p>0,6369</text:p>
          </table:table-cell>
          <table:table-cell office:value-type="float" office:value="0.514925373134328" calcext:value-type="float">
            <text:p>0,5149</text:p>
          </table:table-cell>
          <table:table-cell/>
          <table:table-cell office:value-type="float" office:value="0.647761194029851" calcext:value-type="float">
            <text:p>0,6478</text:p>
          </table:table-cell>
          <table:table-cell office:value-type="float" office:value="0.682835820895522" calcext:value-type="float">
            <text:p>0,6828</text:p>
          </table:table-cell>
          <table:table-cell office:value-type="float" office:value="0.717164179104478" calcext:value-type="float">
            <text:p>0,7172</text:p>
          </table:table-cell>
          <table:table-cell office:value-type="float" office:value="0.721641791044776" calcext:value-type="float">
            <text:p>0,7216</text:p>
          </table:table-cell>
          <table:table-cell office:value-type="float" office:value="0.711194029850746" calcext:value-type="float">
            <text:p>0,7112</text:p>
          </table:table-cell>
          <table:table-cell office:value-type="float" office:value="0.716044776119403" calcext:value-type="float">
            <text:p>0,7160</text:p>
          </table:table-cell>
          <table:table-cell table:style-name="ce19" office:value-type="float" office:value="0.603358208955224" calcext:value-type="float">
            <text:p>0,6034</text:p>
          </table:table-cell>
          <table:table-cell table:style-name="ce19"/>
        </table:table-row>
        <table:table-row table:style-name="ro1">
          <table:table-cell office:value-type="string" calcext:value-type="string">
            <text:p>quadratic</text:p>
          </table:table-cell>
          <table:table-cell office:value-type="float" office:value="0.744029850746269" calcext:value-type="float">
            <text:p>0,7440</text:p>
          </table:table-cell>
          <table:table-cell table:style-name="ce19" office:value-type="float" office:value="0.684328358208955" calcext:value-type="float">
            <text:p>0,6843</text:p>
          </table:table-cell>
          <table:table-cell table:style-name="ce19" office:value-type="float" office:value="0.709701492537313" calcext:value-type="float">
            <text:p>0,7097</text:p>
          </table:table-cell>
          <table:table-cell table:style-name="ce11" office:value-type="float" office:value="0.708955223880597" calcext:value-type="float">
            <text:p>0,7090</text:p>
          </table:table-cell>
          <table:table-cell table:style-name="ce17" office:value-type="float" office:value="0.651119402985075" calcext:value-type="float">
            <text:p>0,6511</text:p>
          </table:table-cell>
          <table:table-cell office:value-type="float" office:value="0.538432835820896" calcext:value-type="float">
            <text:p>0,5384</text:p>
          </table:table-cell>
          <table:table-cell office:value-type="float" office:value="0.527611940298507" calcext:value-type="float">
            <text:p>0,5276</text:p>
          </table:table-cell>
          <table:table-cell/>
          <table:table-cell office:value-type="float" office:value="0.409328358208955" calcext:value-type="float">
            <text:p>0,4093</text:p>
          </table:table-cell>
          <table:table-cell office:value-type="float" office:value="0.440298507462687" calcext:value-type="float">
            <text:p>0,4403</text:p>
          </table:table-cell>
          <table:table-cell office:value-type="float" office:value="0.413432835820896" calcext:value-type="float">
            <text:p>0,4134</text:p>
          </table:table-cell>
          <table:table-cell office:value-type="float" office:value="0.483208955223881" calcext:value-type="float">
            <text:p>0,4832</text:p>
          </table:table-cell>
          <table:table-cell table:number-columns-repeated="2" office:value-type="float" office:value="0.672014925373134" calcext:value-type="float">
            <text:p>0,6720</text:p>
          </table:table-cell>
          <table:table-cell table:style-name="ce19" office:value-type="float" office:value="0.615671641791045" calcext:value-type="float">
            <text:p>0,6157</text:p>
          </table:table-cell>
          <table:table-cell table:style-name="ce19"/>
        </table:table-row>
        <table:table-row table:style-name="ro1">
          <table:table-cell table:style-name="Default" table:number-columns-repeated="17"/>
        </table:table-row>
        <table:table-row table:style-name="ro1">
          <table:table-cell table:style-name="ce4" office:value-type="string" calcext:value-type="string" table:number-columns-spanned="1" table:number-rows-spanned="3">
            <text:p>Kappa</text:p>
          </table:table-cell>
          <table:table-cell table:style-name="ce4" office:value-type="string" calcext:value-type="string" table:number-columns-spanned="8" table:number-rows-spanned="1">
            <text:p>BDB</text:p>
          </table:table-cell>
          <table:covered-table-cell table:number-columns-repeated="4"/>
          <table:covered-table-cell table:number-columns-repeated="3" table:style-name="ce3"/>
          <table:table-cell table:style-name="ce4" office:value-type="string" calcext:value-type="string" table:number-columns-spanned="7" table:number-rows-spanned="1">
            <text:p>Sans</text:p>
          </table:table-cell>
          <table:covered-table-cell table:number-columns-repeated="5" table:style-name="ce3"/>
          <table:covered-table-cell/>
          <table:table-cell/>
        </table:table-row>
        <table:table-row table:style-name="ro1">
          <table:covered-table-cell table:style-name="Default"/>
          <table:table-cell table:style-name="ce4" office:value-type="string" calcext:value-type="string" table:number-columns-spanned="4" table:number-rows-spanned="1">
            <text:p>Max</text:p>
          </table:table-cell>
          <table:covered-table-cell table:number-columns-repeated="3"/>
          <table:table-cell table:style-name="ce4" office:value-type="string" calcext:value-type="string" table:number-columns-spanned="4" table:number-rows-spanned="1">
            <text:p>Sans Bg</text:p>
          </table:table-cell>
          <table:covered-table-cell table:number-columns-repeated="3" table:style-name="ce3"/>
          <table:table-cell table:style-name="ce4" office:value-type="string" calcext:value-type="string" table:number-columns-spanned="3" table:number-rows-spanned="1">
            <text:p>Max</text:p>
          </table:table-cell>
          <table:covered-table-cell table:number-columns-repeated="2" table:style-name="ce3"/>
          <table:table-cell table:style-name="ce3"/>
          <table:table-cell table:style-name="ce4" office:value-type="string" calcext:value-type="string" table:number-columns-spanned="3" table:number-rows-spanned="1">
            <text:p>Sans Bg</text:p>
          </table:table-cell>
          <table:covered-table-cell table:style-name="ce3"/>
          <table:covered-table-cell/>
          <table:table-cell/>
        </table:table-row>
        <table:table-row table:style-name="ro1">
          <table:covered-table-cell table:style-name="Default"/>
          <table:table-cell table:style-name="ce3" office:value-type="string" calcext:value-type="string">
            <text:p>Haralick</text:p>
          </table:table-cell>
          <table:table-cell office:value-type="string" calcext:value-type="string">
            <text:p>Haralick, moment </text:p>
          </table:table-cell>
          <table:table-cell office:value-type="string" calcext:value-type="string">
            <text:p>Haralick, moment ,glrlm</text:p>
          </table:table-cell>
          <table:table-cell office:value-type="string" calcext:value-type="string">
            <text:p>Haralick, moment ,mlrlm</text:p>
          </table:table-cell>
          <table:table-cell office:value-type="string" calcext:value-type="string">
            <text:p>Haralick</text:p>
          </table:table-cell>
          <table:table-cell table:style-name="ce3" office:value-type="string" calcext:value-type="string">
            <text:p>Haralick, moment </text:p>
          </table:table-cell>
          <table:table-cell table:style-name="ce3" office:value-type="string" calcext:value-type="string">
            <text:p>Haralick, moment ,glrlm</text:p>
          </table:table-cell>
          <table:table-cell table:style-name="ce3" office:value-type="string" calcext:value-type="string">
            <text:p>Haralick, moment ,mlrlm</text:p>
          </table:table-cell>
          <table:table-cell table:style-name="ce3" office:value-type="string" calcext:value-type="string">
            <text:p>Haralick</text:p>
          </table:table-cell>
          <table:table-cell table:style-name="ce3" office:value-type="string" calcext:value-type="string">
            <text:p>Haralick, moment </text:p>
          </table:table-cell>
          <table:table-cell table:style-name="ce3" office:value-type="string" calcext:value-type="string">
            <text:p>Haralick, moment ,glrlm</text:p>
          </table:table-cell>
          <table:table-cell table:style-name="ce3" office:value-type="string" calcext:value-type="string">
            <text:p>Haralick, moment ,mlrlm</text:p>
          </table:table-cell>
          <table:table-cell table:style-name="ce3" office:value-type="string" calcext:value-type="string">
            <text:p>Haralick</text:p>
          </table:table-cell>
          <table:table-cell table:style-name="ce3" office:value-type="string" calcext:value-type="string">
            <text:p>Haralick, moment </text:p>
          </table:table-cell>
          <table:table-cell office:value-type="string" calcext:value-type="string">
            <text:p>Haralick, moment ,glrlm</text:p>
          </table:table-cell>
          <table:table-cell office:value-type="string" calcext:value-type="string">
            <text:p>Haralick, moment ,mlrlm</text:p>
          </table:table-cell>
        </table:table-row>
        <table:table-row table:style-name="ro2">
          <table:table-cell office:value-type="string" calcext:value-type="string">
            <text:p>Lda auto</text:p>
          </table:table-cell>
          <table:table-cell office:value-type="float" office:value="0.654273688735696" calcext:value-type="float">
            <text:p>0,6543</text:p>
          </table:table-cell>
          <table:table-cell table:style-name="ce19" office:value-type="float" office:value="0.692426899222164" calcext:value-type="float">
            <text:p>0,6924</text:p>
          </table:table-cell>
          <table:table-cell table:style-name="ce19" office:value-type="float" office:value="0.767578512987028" calcext:value-type="float">
            <text:p>0,7676</text:p>
          </table:table-cell>
          <table:table-cell table:style-name="ce11" office:value-type="float" office:value="0.782272415357238" calcext:value-type="float">
            <text:p>0,7823</text:p>
          </table:table-cell>
          <table:table-cell table:style-name="ce13" office:value-type="float" office:value="0.565564292061583" calcext:value-type="float">
            <text:p>0,5656</text:p>
          </table:table-cell>
          <table:table-cell office:value-type="float" office:value="0.586579466803295" calcext:value-type="float">
            <text:p>0,5866</text:p>
          </table:table-cell>
          <table:table-cell office:value-type="float" office:value="0.40439504518835" calcext:value-type="float">
            <text:p>0,4044</text:p>
          </table:table-cell>
          <table:table-cell/>
          <table:table-cell office:value-type="float" office:value="0.505536603069086" calcext:value-type="float">
            <text:p>0,5055</text:p>
          </table:table-cell>
          <table:table-cell office:value-type="float" office:value="0.53804978322023" calcext:value-type="float">
            <text:p>0,5380</text:p>
          </table:table-cell>
          <table:table-cell office:value-type="float" office:value="0.579839653219986" calcext:value-type="float">
            <text:p>0,5798</text:p>
          </table:table-cell>
          <table:table-cell office:value-type="float" office:value="0.592915217291446" calcext:value-type="float">
            <text:p>0,5929</text:p>
          </table:table-cell>
          <table:table-cell office:value-type="float" office:value="0.549579051510095" calcext:value-type="float">
            <text:p>0,5496</text:p>
          </table:table-cell>
          <table:table-cell office:value-type="float" office:value="0.585539963731189" calcext:value-type="float">
            <text:p>0,5855</text:p>
          </table:table-cell>
          <table:table-cell table:style-name="ce21" office:value-type="float" office:value="0.403915698105955" calcext:value-type="float">
            <text:p>0,4039</text:p>
          </table:table-cell>
          <table:table-cell table:style-name="ce21"/>
        </table:table-row>
        <table:table-row table:style-name="ro1">
          <table:table-cell office:value-type="string" calcext:value-type="string">
            <text:p>Lda simple</text:p>
          </table:table-cell>
          <table:table-cell table:style-name="ce6" office:value-type="float" office:value="0.747382279159559" calcext:value-type="float">
            <text:p>0,7474</text:p>
          </table:table-cell>
          <table:table-cell table:style-name="ce6" office:value-type="float" office:value="0.764321701293198" calcext:value-type="float">
            <text:p>0,7643</text:p>
          </table:table-cell>
          <table:table-cell table:style-name="ce12" office:value-type="float" office:value="0.807118275586744" calcext:value-type="float">
            <text:p>0,8071</text:p>
          </table:table-cell>
          <table:table-cell table:style-name="ce15" office:value-type="float" office:value="0.818792211601875" calcext:value-type="float">
            <text:p>0,8188</text:p>
          </table:table-cell>
          <table:table-cell table:style-name="ce14" office:value-type="float" office:value="0.588570759808432" calcext:value-type="float">
            <text:p>0,5886</text:p>
          </table:table-cell>
          <table:table-cell office:value-type="float" office:value="0.549484582747508" calcext:value-type="float">
            <text:p>0,5495</text:p>
          </table:table-cell>
          <table:table-cell office:value-type="float" office:value="0.410418467507695" calcext:value-type="float">
            <text:p>0,4104</text:p>
          </table:table-cell>
          <table:table-cell/>
          <table:table-cell office:value-type="float" office:value="0.561153007194369" calcext:value-type="float">
            <text:p>0,5612</text:p>
          </table:table-cell>
          <table:table-cell office:value-type="float" office:value="0.604683408330109" calcext:value-type="float">
            <text:p>0,6047</text:p>
          </table:table-cell>
          <table:table-cell office:value-type="float" office:value="0.64743825040902" calcext:value-type="float">
            <text:p>0,6474</text:p>
          </table:table-cell>
          <table:table-cell office:value-type="float" office:value="0.652913684483179" calcext:value-type="float">
            <text:p>0,6529</text:p>
          </table:table-cell>
          <table:table-cell office:value-type="float" office:value="0.63959011350465" calcext:value-type="float">
            <text:p>0,6396</text:p>
          </table:table-cell>
          <table:table-cell office:value-type="float" office:value="0.646558517191427" calcext:value-type="float">
            <text:p>0,6466</text:p>
          </table:table-cell>
          <table:table-cell table:style-name="ce19" office:value-type="float" office:value="0.513733656504967" calcext:value-type="float">
            <text:p>0,5137</text:p>
          </table:table-cell>
          <table:table-cell table:style-name="ce19"/>
        </table:table-row>
        <table:table-row table:style-name="ro1">
          <table:table-cell office:value-type="string" calcext:value-type="string">
            <text:p>quadratic</text:p>
          </table:table-cell>
          <table:table-cell office:value-type="float" office:value="0.681076797750704" calcext:value-type="float">
            <text:p>0,6811</text:p>
          </table:table-cell>
          <table:table-cell table:style-name="ce19" office:value-type="float" office:value="0.602550305710982" calcext:value-type="float">
            <text:p>0,6026</text:p>
          </table:table-cell>
          <table:table-cell table:style-name="ce19" office:value-type="float" office:value="0.634228599406602" calcext:value-type="float">
            <text:p>0,6342</text:p>
          </table:table-cell>
          <table:table-cell table:style-name="ce11" office:value-type="float" office:value="0.62744276815869" calcext:value-type="float">
            <text:p>0,6274</text:p>
          </table:table-cell>
          <table:table-cell table:style-name="ce17" office:value-type="float" office:value="0.56380231112708" calcext:value-type="float">
            <text:p>0,5638</text:p>
          </table:table-cell>
          <table:table-cell office:value-type="float" office:value="0.425430949319043" calcext:value-type="float">
            <text:p>0,4254</text:p>
          </table:table-cell>
          <table:table-cell office:value-type="float" office:value="0.407537893246881" calcext:value-type="float">
            <text:p>0,4075</text:p>
          </table:table-cell>
          <table:table-cell/>
          <table:table-cell office:value-type="float" office:value="0.267313661887717" calcext:value-type="float">
            <text:p>0,2673</text:p>
          </table:table-cell>
          <table:table-cell office:value-type="float" office:value="0.311668115816463" calcext:value-type="float">
            <text:p>0,3117</text:p>
          </table:table-cell>
          <table:table-cell office:value-type="float" office:value="0.261407315555632" calcext:value-type="float">
            <text:p>0,2614</text:p>
          </table:table-cell>
          <table:table-cell office:value-type="float" office:value="0.343354788673392" calcext:value-type="float">
            <text:p>0,3434</text:p>
          </table:table-cell>
          <table:table-cell office:value-type="float" office:value="0.589892396630938" calcext:value-type="float">
            <text:p>0,5899</text:p>
          </table:table-cell>
          <table:table-cell office:value-type="float" office:value="0.584382058273174" calcext:value-type="float">
            <text:p>0,5844</text:p>
          </table:table-cell>
          <table:table-cell table:style-name="ce26" office:value-type="float" office:value="0.51256181047865" calcext:value-type="float">
            <text:p>0,5126</text:p>
          </table:table-cell>
          <table:table-cell table:style-name="ce26"/>
        </table:table-row>
      </table:table>
      <table:table table:name="Feuille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7" number:title="Défini par l'utilisateur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5">00/00/0000</text:date>, <text:time style:data-style-name="N2" text:time-value="08:08:22.1020579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7T16:21:21.236246602</meta:creation-date>
    <dc:date>2021-02-25T12:24:29.852884289</dc:date>
    <meta:editing-duration>PT5H26M7S</meta:editing-duration>
    <meta:editing-cycles>21</meta:editing-cycles>
    <meta:generator>LibreOffice/6.4.6.2$Linux_X86_64 LibreOffice_project/40$Build-2</meta:generator>
    <meta:document-statistic meta:table-count="2" meta:cell-count="136" meta:object-count="0"/>
  </office:meta>
</office:document-meta>
</file>